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800000018DD3CC7D0A504D5FA.png" manifest:media-type="image/png"/>
  <manifest:file-entry manifest:full-path="Pictures/1000025A00000295000002951C0B8BC9CF8C4A2C.svg" manifest:media-type="image/svg+xml"/>
  <manifest:file-entry manifest:full-path="Pictures/10000201000002800000018D3AC65C021AA14C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31f20" draw:textarea-horizontal-align="justify" draw:textarea-vertical-align="middle" draw:auto-grow-height="false" fo:min-height="0cm" fo:min-width="3.841cm" draw:shadow="visible"/>
    </style:style>
    <style:style style:name="gr2" style:family="graphic" style:parent-style-name="standard">
      <style:graphic-properties draw:fill="solid" draw:fill-color="#231f20" draw:textarea-horizontal-align="justify" draw:textarea-vertical-align="middle" draw:auto-grow-height="false" fo:min-height="0.771cm" fo:min-width="3.326cm" draw:shadow="visible"/>
      <style:paragraph-properties style:writing-mode="lr-tb"/>
    </style:style>
    <style:style style:name="gr3" style:family="graphic" style:parent-style-name="Objet_20_sans_20_remplissage_20_et_20_sans_20_ligne">
      <style:graphic-properties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="solid" draw:fill-color="#231f20" draw:textarea-horizontal-align="justify" draw:textarea-vertical-align="middle" draw:auto-grow-height="false" fo:min-height="0.771cm" fo:min-width="3.325cm" draw:shadow="visible"/>
      <style:paragraph-properties style:writing-mode="lr-tb"/>
    </style:style>
    <style:style style:name="gr6" style:family="graphic" style:parent-style-name="standard">
      <style:graphic-properties draw:fill="solid" draw:fill-color="#231f20" draw:textarea-horizontal-align="justify" draw:textarea-vertical-align="middle" draw:auto-grow-height="false" fo:min-height="0cm" fo:min-width="2.96cm" draw:shadow="visible"/>
    </style:style>
    <style:style style:name="gr7" style:family="graphic" style:parent-style-name="standard">
      <style:graphic-properties draw:fill="solid" draw:fill-color="#231f20" draw:textarea-horizontal-align="justify" draw:textarea-vertical-align="middle" draw:auto-grow-height="false" fo:min-height="0cm" fo:min-width="3.462cm" draw:shadow="visible"/>
    </style:style>
    <style:style style:name="P1" style:family="paragraph">
      <loext:graphic-properties draw:fill="solid" draw:fill-color="#231f20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231f2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231f20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61cm" svg:height="0.33cm" draw:transform="skewX (-0.00296705972839044) rotate (0.502131225798769) translate (4.792cm 5.36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3" draw:layer="layout" svg:width="3.826cm" svg:height="1.021cm" svg:x="0.456cm" svg:y="5.659cm">
            <text:p text:style-name="P2"><text:span text:style-name="T1">Comman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.917cm" svg:height="3.017cm" svg:x="9.553cm" svg:y="0.728cm">
            <draw:image xlink:href="Pictures/10000201000002800000018D3AC65C021AA14C0A.png" xlink:type="simple" xlink:show="embed" xlink:actuate="onLoad" loext:mime-type="image/png">
              <text:p text:style-name="P2"><text:span text:style-name="T1"/></text:p>
              <text:p text:style-name="P2"><text:span text:style-name="T1">Terminal</text:span></text:p>
            </draw:image>
          </draw:frame>
          <draw:frame draw:name="filetext_111171.svg" draw:style-name="gr4" draw:text-style-name="P5" draw:layer="layout" svg:width="3.911cm" svg:height="3.911cm" svg:x="9.043cm" svg:y="4.213cm">
            <draw:image xlink:href="Pictures/1000025A00000295000002951C0B8BC9CF8C4A2C.svg" xlink:type="simple" xlink:show="embed" xlink:actuate="onLoad" loext:mime-type="image/svg+xml">
              <text:p text:style-name="P5"><text:span text:style-name="T1">Fichier</text:span></text:p>
            </draw:image>
            <draw:image xlink:href="Pictures/100002010000001800000018DD3CC7D0A504D5FA.png" xlink:type="simple" xlink:show="embed" xlink:actuate="onLoad" loext:mime-type="image/png"/>
            <svg:title>file-text</svg:title>
          </draw:frame>
          <draw:custom-shape draw:style-name="gr5" draw:text-style-name="P6" draw:layer="layout" svg:width="3.825cm" svg:height="1.021cm" svg:x="9.469cm" svg:y="8.379cm">
            <text:p text:style-name="P2"><text:span text:style-name="T1">Comman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3.954cm" svg:height="0.332cm" draw:transform="skewX (-0.00296705972839036) rotate (-0.00488692190558495) translate (4.798cm 5.99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" draw:layer="layout" svg:width="4.528cm" svg:height="0.331cm" draw:transform="skewX (0.00296705972839038) rotate (-0.464432113955692) translate (5.026cm 6.883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69a2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shadow="visible" draw:shadow-offset-x="0.1cm" draw:shadow-offset-y="0.1cm" draw:shadow-color="#000000"/>
      <style:paragraph-properties>
        <style:tab-stops/>
      </style:paragraph-properties>
      <style:text-properties fo:color="#069a2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1:25:34.008171204</meta:creation-date>
    <dc:date>2020-12-12T12:17:16.444551839</dc:date>
    <meta:editing-duration>PT21M9S</meta:editing-duration>
    <meta:editing-cycles>6</meta:editing-cycles>
    <meta:generator>LibreOffice/6.4.6.2$Linux_X86_64 LibreOffice_project/40$Build-2</meta:generator>
    <meta:document-statistic meta:object-count="8"/>
  </office:meta>
</office:document-meta>
</file>